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435188461419037300" text:style-name="L1">
        <text:list-item>
          <text:p text:style-name="P1"><text:a xlink:type="simple" xlink:href="https://www.anc.gouv.fr/sites/anc/accueil/normes-francaises/reglementation-sectorielle.html" text:style-name="Internet_20_link" text:visited-style-name="Visited_20_Internet_20_Link">Réglementation sectorielle (anc.gouv.fr)</text:a></text:p>
        </text:list-item>
        <text:list-item>
          <text:p text:style-name="P1"><text:a xlink:type="simple" xlink:href="https://www.anc.gouv.fr/files/live/sites/anc/files/contributed/ANC/1_Normes_françaises/Reglements/2020/Reglt_2020_05/Reglt_2020_05_PSAN.pdf" text:style-name="Internet_20_link" text:visited-style-name="Visited_20_Internet_20_Link">https://www.anc.gouv.fr/files/live/sites/anc/files/contributed/ANC/1_Normes_fran%c3%a7aises/Reglements/2020/Reglt_2020_05/Reglt_2020_05_PSAN.pdf</text:a>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52S</meta:editing-duration>
    <meta:editing-cycles>4</meta:editing-cycles>
    <meta:generator>OpenOffice/4.1.8$Win32 OpenOffice.org_project/418m3$Build-9803</meta:generator>
    <dc:date>2021-04-20T21:23:36.24</dc:date>
    <dc:creator>Jason Aloyau</dc:creator>
    <meta:document-statistic meta:table-count="0" meta:image-count="0" meta:object-count="0" meta:page-count="1" meta:paragraph-count="2" meta:word-count="6" meta:character-count="188"/>
    <meta:user-defined meta:name="Info 1"/>
    <meta:user-defined meta:name="Info 2"/>
    <meta:user-defined meta:name="Info 3"/>
    <meta:user-defined meta:name="Info 4"/>
  </office:meta>
</office:document-meta>
</file>